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78D3B722C6E8B4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f219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f2198" style:font-size-asian="14pt" style:font-size-complex="14pt"/>
    </style:style>
    <style:style style:name="P4" style:family="paragraph" style:parent-style-name="Standard">
      <style:text-properties fo:font-size="14pt" officeooo:paragraph-rsid="000faba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fabac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8" style:family="paragraph" style:parent-style-name="Standard" style:list-style-name="WW8Num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f2198"/>
    </style:style>
    <style:style style:name="T8" style:family="text">
      <style:text-properties officeooo:rsid="0032c91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6">ΑΙΤΗΣΗ</text:span><text:tab/><text:tab/><text:tab/><text:tab/><text:tab/></text:p>
      <text:p text:style-name="P2">Αναπληρωτές/τριες<text:tab/><text:tab/><text:tab/></text:p>
      <text:p text:style-name="P2"/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6"><text:span text:style-name="T1">ΘΕΜΑ</text:span>: <text:span text:style-name="T5">Χορήγηση άδειας αιμοληψίας/ αιμοδοτικής σε αναπληρωτές/τριες</text:span></text:p>
      <text:p text:style-name="P6"><draw:frame draw:style-name="fr1" draw:name="Image1" text:anchor-type="paragraph" svg:x="11.04mm" svg:y="101.49mm" svg:width="163.28mm" svg:height="22.51mm" draw:z-index="0"><draw:image xlink:href="Pictures/10000000000003D90000008878D3B722C6E8B490.jpg" xlink:type="simple" xlink:show="embed" xlink:actuate="onLoad" loext:mime-type="image/jpeg"/></draw:frame></text:p>
      <text:p text:style-name="P7">ΠΡΟΣ</text:p>
      <text:p text:style-name="P2"/>
      <text:p text:style-name="P2"/>
      <text:p text:style-name="P2">Τ<text:span text:style-name="T7">ον</text:span> κ. Δ/ντή του <text:span text:style-name="T7">1ου ΕΠΑΛ Μοιρών</text:span></text:p>
      <text:p text:style-name="P2"/>
      <text:p text:style-name="P3">Παρακαλώ να μου χορηγήσετε άδεια <text:bookmark-start text:name="DDE_LINK"/>αιμο<text:bookmark-end text:name="DDE_LINK"/>δοσίας/αιμοληψίας, βάσει του ΔΙΔΑΔ/Φ.53/214/16897/16-11-1994 <text:span text:style-name="T8">για </text:span><text:span text:style-name="T2">[DURATION]</text:span> <text:s/>από <text:span text:style-name="T3">[START_DATE]</text:span> μέχρι <text:span text:style-name="T4">[END_DATE]</text:span> διότι </text:p>
      <text:p text:style-name="P3">……………………………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/>
      <text:p text:style-name="P2">Μαζί υποβάλλω και:</text:p>
      <text:p text:style-name="P2"/>
      <text:list xml:id="list946949816" text:style-name="WW8Num1">
        <text:list-item>
          <text:p text:style-name="P8">Βεβαίωση του Νοσοκομείου </text:p>
        </text:list-item>
      </text:list>
      <text:p text:style-name="Standard"/>
      <text:p text:style-name="Standard"/>
      <text:p text:style-name="P2"/>
      <text:p text:style-name="P4">Ημερομηνία: ……………………………..</text:p>
      <text:p text:style-name="P4"/>
      <text:p text:style-name="P5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f219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8-11-06T08:24:18.392600795</dc:date>
    <meta:print-date>2011-11-22T13:08:00</meta:print-date>
    <meta:editing-cycles>5</meta:editing-cycles>
    <meta:editing-duration>PT9M45S</meta:editing-duration>
    <meta:generator>LibreOffice/6.1.2.1$Linux_X86_64 LibreOffice_project/10$Build-1</meta:generator>
    <meta:document-statistic meta:table-count="0" meta:image-count="1" meta:object-count="0" meta:page-count="1" meta:paragraph-count="21" meta:word-count="75" meta:character-count="731" meta:non-whitespace-character-count="666"/>
  </office:meta>
</office:document-meta>
</file>